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2.155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4.089cm"/>
    </style:style>
    <style:style style:name="co5" style:family="table-column">
      <style:table-column-properties fo:break-before="auto" style:column-width="2.575cm"/>
    </style:style>
    <style:style style:name="co6" style:family="table-column">
      <style:table-column-properties fo:break-before="auto" style:column-width="0.923cm"/>
    </style:style>
    <style:style style:name="co7" style:family="table-column">
      <style:table-column-properties fo:break-before="auto" style:column-width="2.491cm"/>
    </style:style>
    <style:style style:name="co8" style:family="table-column">
      <style:table-column-properties fo:break-before="auto" style:column-width="1.651cm"/>
    </style:style>
    <style:style style:name="co9" style:family="table-column">
      <style:table-column-properties fo:break-before="auto" style:column-width="1.092cm"/>
    </style:style>
    <style:style style:name="co10" style:family="table-column">
      <style:table-column-properties fo:break-before="auto" style:column-width="2.434cm"/>
    </style:style>
    <style:style style:name="co11" style:family="table-column">
      <style:table-column-properties fo:break-before="auto" style:column-width="2.184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8004" number:language="pl" number:country="PL">
      <number:number number:decimal-places="2" number:min-integer-digits="1" number:grouping="true"/>
    </number:number-style>
    <number:date-style style:name="N8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02cm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8084">
      <style:table-cell-properties style:diagonal-bl-tr="none" style:diagonal-tl-br="none" fo:border="0.002cm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8004">
      <style:table-cell-properties style:diagonal-bl-tr="none" style:diagonal-tl-br="none" fo:border="0.002cm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02cm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9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>
            <text:p>Data</text:p>
          </table:table-cell>
          <table:table-cell table:style-name="ce1" office:value-type="string">
            <text:p>Indeks WIG</text:p>
          </table:table-cell>
          <table:table-cell>
            <draw:frame table:end-cell-address="'1. Giełda'.R23" table:end-x="1.235cm" table:end-y="0.493cm" draw:z-index="0" draw:style-name="gr1" draw:text-style-name="P1" svg:width="26.437cm" svg:height="11.639cm" svg:x="0.208cm" svg:y="0.452cm">
              <draw:object draw:notify-on-update-of-ranges="'1. Giełda'.A2:'1. Giełda'.A22 '1. Giełda'.B1:'1. Giełda'.B1 '1. Giełda'.B2:'1. Giełda'.B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2" office:value-type="date" office:date-value="2012-11-30">
            <text:p>2012-11-30</text:p>
          </table:table-cell>
          <table:table-cell table:style-name="ce4" office:value-type="float" office:value="47700.76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>
            <text:p>2012-11-29</text:p>
          </table:table-cell>
          <table:table-cell table:style-name="ce4" office:value-type="float" office:value="47911.46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>
            <text:p>2012-11-28</text:p>
          </table:table-cell>
          <table:table-cell table:style-name="ce4" office:value-type="float" office:value="47422.73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>
            <text:p>2012-11-27</text:p>
          </table:table-cell>
          <table:table-cell table:style-name="ce4" office:value-type="float" office:value="47596.12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>
            <text:p>2012-11-26</text:p>
          </table:table-cell>
          <table:table-cell table:style-name="ce4" office:value-type="float" office:value="47718.8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>
            <text:p>2012-11-23</text:p>
          </table:table-cell>
          <table:table-cell table:style-name="ce4" office:value-type="float" office:value="47693.24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>
            <text:p>2012-11-22</text:p>
          </table:table-cell>
          <table:table-cell table:style-name="ce4" office:value-type="float" office:value="47732.9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>
            <text:p>2012-11-21</text:p>
          </table:table-cell>
          <table:table-cell table:style-name="ce4" office:value-type="float" office:value="47363.9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>
            <text:p>2012-11-20</text:p>
          </table:table-cell>
          <table:table-cell table:style-name="ce4" office:value-type="float" office:value="47651.54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>
            <text:p>2012-11-19</text:p>
          </table:table-cell>
          <table:table-cell table:style-name="ce4" office:value-type="float" office:value="47516.86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>
            <text:p>2012-11-16</text:p>
          </table:table-cell>
          <table:table-cell table:style-name="ce4" office:value-type="float" office:value="47892.91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>
            <text:p>2012-11-15</text:p>
          </table:table-cell>
          <table:table-cell table:style-name="ce4" office:value-type="float" office:value="47637.57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>
            <text:p>2012-11-14</text:p>
          </table:table-cell>
          <table:table-cell table:style-name="ce4" office:value-type="float" office:value="47649.66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>
            <text:p>2012-11-13</text:p>
          </table:table-cell>
          <table:table-cell table:style-name="ce4" office:value-type="float" office:value="47510.17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>
            <text:p>2012-11-12</text:p>
          </table:table-cell>
          <table:table-cell table:style-name="ce4" office:value-type="float" office:value="47465.15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>
            <text:p>2012-11-09</text:p>
          </table:table-cell>
          <table:table-cell table:style-name="ce4" office:value-type="float" office:value="47554.07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>
            <text:p>2012-11-08</text:p>
          </table:table-cell>
          <table:table-cell table:style-name="ce4" office:value-type="float" office:value="47516.57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>
            <text:p>2012-11-07</text:p>
          </table:table-cell>
          <table:table-cell table:style-name="ce4" office:value-type="float" office:value="47348.16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>
            <text:p>2012-11-06</text:p>
          </table:table-cell>
          <table:table-cell table:style-name="ce4" office:value-type="float" office:value="46868.43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>
            <text:p>2012-11-05</text:p>
          </table:table-cell>
          <table:table-cell table:style-name="ce4" office:value-type="float" office:value="46481.15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>
            <text:p>2012-11-02</text:p>
          </table:table-cell>
          <table:table-cell table:style-name="ce4" office:value-type="float" office:value="46145.34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2. Wybory" table:style-name="ta2">
        <office:forms form:automatic-focus="false" form:apply-design-mode="false"/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>
            <text:p>Kandydat</text:p>
          </table:table-cell>
          <table:table-cell table:style-name="ce1" office:value-type="string">
            <text:p>Liczba głosów</text:p>
          </table:table-cell>
          <table:table-cell>
            <draw:frame table:end-cell-address="'2. Wybory'.N20" table:end-x="0.765cm" table:end-y="0.374cm" draw:z-index="0" draw:style-name="gr1" draw:text-style-name="P1" svg:width="19.298cm" svg:height="10.29cm" svg:x="0.101cm" svg:y="0.1cm">
              <draw:object draw:notify-on-update-of-ranges="'2. Wybory'.A2:'2. Wybory'.A5 '2. Wybory'.B1:'2. Wybory'.B1 '2. Wybory'.B2:'2. Wybory'.B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5" office:value-type="string">
            <text:p>Janek Wiśniewski (1C)</text:p>
          </table:table-cell>
          <table:table-cell table:style-name="ce5" office:value-type="float" office:value="45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Kasia Nowak (3B)</text:p>
          </table:table-cell>
          <table:table-cell table:style-name="ce5" office:value-type="float" office:value="32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Dorota Kowalska (2A)</text:p>
          </table:table-cell>
          <table:table-cell table:style-name="ce5" office:value-type="float" office:value="116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Marek Kowalski (2A)</text:p>
          </table:table-cell>
          <table:table-cell table:style-name="ce5" office:value-type="float" office:value="201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3. Matematyczne I" table:style-name="ta3">
        <office:forms form:automatic-focus="false" form:apply-design-mode="false"/>
        <table:table-column table:style-name="co3" table:number-columns-repeated="1024" table:default-cell-style-name="ce3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>
            <text:p>-5</text:p>
          </table:table-cell>
          <table:table-cell table:style-name="ce5" table:formula="of:=1/(POWER([.A2];2)-1)" office:value-type="float" office:value="0.0416666666666667">
            <text:p>0,041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>
            <text:p>-4,9</text:p>
          </table:table-cell>
          <table:table-cell table:style-name="ce5" table:formula="of:=1/(POWER([.A3];2)-1)" office:value-type="float" office:value="0.0434593654932638">
            <text:p>0,0434593655</text:p>
          </table:table-cell>
          <table:table-cell table:number-columns-repeated="1022"/>
        </table:table-row>
        <table:table-row table:style-name="ro1">
          <table:table-cell table:style-name="ce5" office:value-type="float" office:value="-4.8">
            <text:p>-4,8</text:p>
          </table:table-cell>
          <table:table-cell table:style-name="ce5" table:formula="of:=1/(POWER([.A4];2)-1)" office:value-type="float" office:value="0.0453720508166969">
            <text:p>0,0453720508</text:p>
          </table:table-cell>
          <table:table-cell table:number-columns-repeated="1022"/>
        </table:table-row>
        <table:table-row table:style-name="ro1">
          <table:table-cell table:style-name="ce5" office:value-type="float" office:value="-4.7">
            <text:p>-4,7</text:p>
          </table:table-cell>
          <table:table-cell table:style-name="ce5" table:formula="of:=1/(POWER([.A5];2)-1)" office:value-type="float" office:value="0.0474158368895211">
            <text:p>0,0474158369</text:p>
          </table:table-cell>
          <table:table-cell table:number-columns-repeated="1022"/>
        </table:table-row>
        <table:table-row table:style-name="ro1">
          <table:table-cell table:style-name="ce5" office:value-type="float" office:value="-4.6">
            <text:p>-4,6</text:p>
          </table:table-cell>
          <table:table-cell table:style-name="ce5" table:formula="of:=1/(POWER([.A6];2)-1)" office:value-type="float" office:value="0.0496031746031746">
            <text:p>0,0496031746</text:p>
          </table:table-cell>
          <table:table-cell table:number-columns-repeated="1022"/>
        </table:table-row>
        <table:table-row table:style-name="ro1">
          <table:table-cell table:style-name="ce5" office:value-type="float" office:value="-4.5">
            <text:p>-4,5</text:p>
          </table:table-cell>
          <table:table-cell table:style-name="ce5" table:formula="of:=1/(POWER([.A7];2)-1)" office:value-type="float" office:value="0.051948051948052">
            <text:p>0,0519480519</text:p>
          </table:table-cell>
          <table:table-cell table:number-columns-repeated="1022"/>
        </table:table-row>
        <table:table-row table:style-name="ro1">
          <table:table-cell table:style-name="ce5" office:value-type="float" office:value="-4.4">
            <text:p>-4,4</text:p>
          </table:table-cell>
          <table:table-cell table:style-name="ce5" table:formula="of:=1/(POWER([.A8];2)-1)" office:value-type="float" office:value="0.0544662309368192">
            <text:p>0,054466230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>
            <text:p>-4,3</text:p>
          </table:table-cell>
          <table:table-cell table:style-name="ce5" table:formula="of:=1/(POWER([.A9];2)-1)" office:value-type="float" office:value="0.0571755288736421">
            <text:p>0,0571755289</text:p>
          </table:table-cell>
          <table:table-cell table:number-columns-repeated="1022"/>
        </table:table-row>
        <table:table-row table:style-name="ro1">
          <table:table-cell table:style-name="ce5" office:value-type="float" office:value="-4.2">
            <text:p>-4,2</text:p>
          </table:table-cell>
          <table:table-cell table:style-name="ce5" table:formula="of:=1/(POWER([.A10];2)-1)" office:value-type="float" office:value="0.0600961538461538">
            <text:p>0,0600961538</text:p>
          </table:table-cell>
          <table:table-cell table:number-columns-repeated="1022"/>
        </table:table-row>
        <table:table-row table:style-name="ro1">
          <table:table-cell table:style-name="ce5" office:value-type="float" office:value="-4.1">
            <text:p>-4,1</text:p>
          </table:table-cell>
          <table:table-cell table:style-name="ce5" table:formula="of:=1/(POWER([.A11];2)-1)" office:value-type="float" office:value="0.0632511068943707">
            <text:p>0,0632511069</text:p>
          </table:table-cell>
          <table:table-cell table:number-columns-repeated="1022"/>
        </table:table-row>
        <table:table-row table:style-name="ro1">
          <table:table-cell table:style-name="ce5" office:value-type="float" office:value="-4">
            <text:p>-4</text:p>
          </table:table-cell>
          <table:table-cell table:style-name="ce5" table:formula="of:=1/(POWER([.A12];2)-1)" office:value-type="float" office:value="0.0666666666666667">
            <text:p>0,0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>
            <text:p>-3,9</text:p>
          </table:table-cell>
          <table:table-cell table:style-name="ce5" table:formula="of:=1/(POWER([.A13];2)-1)" office:value-type="float" office:value="0.0703729767769177">
            <text:p>0,070372976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>
            <text:p>-3,8</text:p>
          </table:table-cell>
          <table:table-cell table:style-name="ce5" table:formula="of:=1/(POWER([.A14];2)-1)" office:value-type="float" office:value="0.0744047619047619">
            <text:p>0,0744047619</text:p>
          </table:table-cell>
          <table:table-cell table:number-columns-repeated="1022"/>
        </table:table-row>
        <table:table-row table:style-name="ro1">
          <table:table-cell table:style-name="ce5" office:value-type="float" office:value="-3.7">
            <text:p>-3,7</text:p>
          </table:table-cell>
          <table:table-cell table:style-name="ce5" table:formula="of:=1/(POWER([.A15];2)-1)" office:value-type="float" office:value="0.0788022064617809">
            <text:p>0,0788022065</text:p>
          </table:table-cell>
          <table:table-cell table:number-columns-repeated="1022"/>
        </table:table-row>
        <table:table-row table:style-name="ro1">
          <table:table-cell table:style-name="ce5" office:value-type="float" office:value="-3.6">
            <text:p>-3,6</text:p>
          </table:table-cell>
          <table:table-cell table:style-name="ce5" table:formula="of:=1/(POWER([.A16];2)-1)" office:value-type="float" office:value="0.0836120401337793">
            <text:p>0,0836120401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>
            <text:p>-3,5</text:p>
          </table:table-cell>
          <table:table-cell table:style-name="ce5" table:formula="of:=1/(POWER([.A17];2)-1)" office:value-type="float" office:value="0.0888888888888883">
            <text:p>0,0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>
            <text:p>-3,4</text:p>
          </table:table-cell>
          <table:table-cell table:style-name="ce5" table:formula="of:=1/(POWER([.A18];2)-1)" office:value-type="float" office:value="0.0946969696969691">
            <text:p>0,094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>
            <text:p>-3,3</text:p>
          </table:table-cell>
          <table:table-cell table:style-name="ce5" table:formula="of:=1/(POWER([.A19];2)-1)" office:value-type="float" office:value="0.101112234580384">
            <text:p>0,1011122346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>
            <text:p>-3,2</text:p>
          </table:table-cell>
          <table:table-cell table:style-name="ce5" table:formula="of:=1/(POWER([.A20];2)-1)" office:value-type="float" office:value="0.108225108225107">
            <text:p>0,1082251082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>
            <text:p>-3,1</text:p>
          </table:table-cell>
          <table:table-cell table:style-name="ce5" table:formula="of:=1/(POWER([.A21];2)-1)" office:value-type="float" office:value="0.116144018583042">
            <text:p>0,1161440186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>
            <text:p>-3</text:p>
          </table:table-cell>
          <table:table-cell table:style-name="ce5" table:formula="of:=1/(POWER([.A22];2)-1)" office:value-type="float" office:value="0.124999999999999">
            <text:p>0,125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>
            <text:p>-2,9</text:p>
          </table:table-cell>
          <table:table-cell table:style-name="ce5" table:formula="of:=1/(POWER([.A23];2)-1)" office:value-type="float" office:value="0.134952766531713">
            <text:p>0,1349527665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>
            <text:p>-2,8</text:p>
          </table:table-cell>
          <table:table-cell table:style-name="ce5" table:formula="of:=1/(POWER([.A24];2)-1)" office:value-type="float" office:value="0.146198830409356">
            <text:p>0,1461988304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>
            <text:p>-2,7</text:p>
          </table:table-cell>
          <table:table-cell table:style-name="ce5" table:formula="of:=1/(POWER([.A25];2)-1)" office:value-type="float" office:value="0.158982511923687">
            <text:p>0,1589825119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>
            <text:p>-2,6</text:p>
          </table:table-cell>
          <table:table-cell table:style-name="ce5" table:formula="of:=1/(POWER([.A26];2)-1)" office:value-type="float" office:value="0.17361111111111">
            <text:p>0,1736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>
            <text:p>-2,5</text:p>
          </table:table-cell>
          <table:table-cell table:style-name="ce5" table:formula="of:=1/(POWER([.A27];2)-1)" office:value-type="float" office:value="0.190476190476189">
            <text:p>0,1904761905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>
            <text:p>-2,4</text:p>
          </table:table-cell>
          <table:table-cell table:style-name="ce5" table:formula="of:=1/(POWER([.A28];2)-1)" office:value-type="float" office:value="0.210084033613443">
            <text:p>0,2100840336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>
            <text:p>-2,3</text:p>
          </table:table-cell>
          <table:table-cell table:style-name="ce5" table:formula="of:=1/(POWER([.A29];2)-1)" office:value-type="float" office:value="0.233100233100231">
            <text:p>0,23310023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>
            <text:p>-2,2</text:p>
          </table:table-cell>
          <table:table-cell table:style-name="ce5" table:formula="of:=1/(POWER([.A30];2)-1)" office:value-type="float" office:value="0.260416666666664">
            <text:p>0,26041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>
            <text:p>-2,1</text:p>
          </table:table-cell>
          <table:table-cell table:style-name="ce5" table:formula="of:=1/(POWER([.A31];2)-1)" office:value-type="float" office:value="0.293255131964806">
            <text:p>0,293255132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>
            <text:p>-2</text:p>
          </table:table-cell>
          <table:table-cell table:style-name="ce5" table:formula="of:=1/(POWER([.A32];2)-1)" office:value-type="float" office:value="0.333333333333329">
            <text:p>0,3333333333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>
            <text:p>-1,9</text:p>
          </table:table-cell>
          <table:table-cell table:style-name="ce5" table:formula="of:=1/(POWER([.A33];2)-1)" office:value-type="float" office:value="0.383141762452102">
            <text:p>0,3831417625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>
            <text:p>-1,8</text:p>
          </table:table-cell>
          <table:table-cell table:style-name="ce5" table:formula="of:=1/(POWER([.A34];2)-1)" office:value-type="float" office:value="0.446428571428564">
            <text:p>0,446428571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>
            <text:p>-1,7</text:p>
          </table:table-cell>
          <table:table-cell table:style-name="ce5" table:formula="of:=1/(POWER([.A35];2)-1)" office:value-type="float" office:value="0.52910052910052">
            <text:p>0,5291005291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>
            <text:p>-1,6</text:p>
          </table:table-cell>
          <table:table-cell table:style-name="ce5" table:formula="of:=1/(POWER([.A36];2)-1)" office:value-type="float" office:value="0.641025641025628">
            <text:p>0,641025641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>
            <text:p>-1,5</text:p>
          </table:table-cell>
          <table:table-cell table:style-name="ce5" table:formula="of:=1/(POWER([.A37];2)-1)" office:value-type="float" office:value="0.799999999999981">
            <text:p>0,8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>
            <text:p>-1,4</text:p>
          </table:table-cell>
          <table:table-cell table:style-name="ce5" table:formula="of:=1/(POWER([.A38];2)-1)" office:value-type="float" office:value="1.04166666666664">
            <text:p>1,041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>
            <text:p>-1,3</text:p>
          </table:table-cell>
          <table:table-cell table:style-name="ce5" table:formula="of:=1/(POWER([.A39];2)-1)" office:value-type="float" office:value="1.44927536231879">
            <text:p>1,4492753623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>
            <text:p>-1,2</text:p>
          </table:table-cell>
          <table:table-cell table:style-name="ce5" table:formula="of:=1/(POWER([.A40];2)-1)" office:value-type="float" office:value="2.27272727272715">
            <text:p>2,2727272727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>
            <text:p>-1,1</text:p>
          </table:table-cell>
          <table:table-cell table:style-name="ce5" table:formula="of:=1/(POWER([.A41];2)-1)" office:value-type="float" office:value="4.76190476190426">
            <text:p>4,7619047619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>
            <text:p>-1</text:p>
          </table:table-cell>
          <table:table-cell table:style-name="ce5" table:formula="of:=1/(POWER([.A42];2)-1)" office:value-type="float" office:value="50039995859672.2">
            <text:p>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-0.90000000000001">
            <text:p>-0,9</text:p>
          </table:table-cell>
          <table:table-cell table:style-name="ce5" table:formula="of:=1/(POWER([.A43];2)-1)" office:value-type="float" office:value="-5.26315789473734">
            <text:p>-5,2631578947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>
            <text:p>-0,8</text:p>
          </table:table-cell>
          <table:table-cell table:style-name="ce5" table:formula="of:=1/(POWER([.A44];2)-1)" office:value-type="float" office:value="-2.7777777777779">
            <text:p>-2,7777777778</text:p>
          </table:table-cell>
          <table:table-cell table:number-columns-repeated="3"/>
          <table:table-cell>
            <draw:frame table:end-cell-address="'3. Matematyczne I'.P61" table:end-x="0.565cm" table:end-y="0.176cm" draw:z-index="0" draw:style-name="gr1" draw:text-style-name="P1" svg:width="16.019cm" svg:height="9.021cm" svg:x="1.486cm" svg:y="0.117cm">
              <draw:object draw:notify-on-update-of-ranges="'3. Matematyczne I'.A1:'3. Matematyczne I'.A1 '3. Matematyczne I'.B1:'3. Matematyczne I'.B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5" office:value-type="float" office:value="-0.70000000000001">
            <text:p>-0,7</text:p>
          </table:table-cell>
          <table:table-cell table:style-name="ce5" table:formula="of:=1/(POWER([.A45];2)-1)" office:value-type="float" office:value="-1.96078431372554">
            <text:p>-1,9607843137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>
            <text:p>-0,6</text:p>
          </table:table-cell>
          <table:table-cell table:style-name="ce5" table:formula="of:=1/(POWER([.A46];2)-1)" office:value-type="float" office:value="-1.56250000000003">
            <text:p>-1,5625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>
            <text:p>-0,5</text:p>
          </table:table-cell>
          <table:table-cell table:style-name="ce5" table:formula="of:=1/(POWER([.A47];2)-1)" office:value-type="float" office:value="-1.33333333333335">
            <text:p>-1,3333333333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>
            <text:p>-0,4</text:p>
          </table:table-cell>
          <table:table-cell table:style-name="ce5" table:formula="of:=1/(POWER([.A48];2)-1)" office:value-type="float" office:value="-1.1904761904762">
            <text:p>-1,1904761905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>
            <text:p>-0,3</text:p>
          </table:table-cell>
          <table:table-cell table:style-name="ce5" table:formula="of:=1/(POWER([.A49];2)-1)" office:value-type="float" office:value="-1.09890109890111">
            <text:p>-1,0989010989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>
            <text:p>-0,2</text:p>
          </table:table-cell>
          <table:table-cell table:style-name="ce5" table:formula="of:=1/(POWER([.A50];2)-1)" office:value-type="float" office:value="-1.04166666666667">
            <text:p>-1,041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>
            <text:p>-0,1</text:p>
          </table:table-cell>
          <table:table-cell table:style-name="ce5" table:formula="of:=1/(POWER([.A51];2)-1)" office:value-type="float" office:value="-1.01010101010101">
            <text:p>-1,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5" table:formula="of:=1/(POWER([.A52];2)-1)" office:value-type="float" office:value="-1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>
            <text:p>0,1</text:p>
          </table:table-cell>
          <table:table-cell table:style-name="ce5" table:formula="of:=1/(POWER([.A53];2)-1)" office:value-type="float" office:value="-1.01010101010101">
            <text:p>-1,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>
            <text:p>0,2</text:p>
          </table:table-cell>
          <table:table-cell table:style-name="ce5" table:formula="of:=1/(POWER([.A54];2)-1)" office:value-type="float" office:value="-1.04166666666666">
            <text:p>-1,041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>
            <text:p>0,3</text:p>
          </table:table-cell>
          <table:table-cell table:style-name="ce5" table:formula="of:=1/(POWER([.A55];2)-1)" office:value-type="float" office:value="-1.09890109890109">
            <text:p>-1,098901098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>
            <text:p>0,4</text:p>
          </table:table-cell>
          <table:table-cell table:style-name="ce5" table:formula="of:=1/(POWER([.A56];2)-1)" office:value-type="float" office:value="-1.19047619047618">
            <text:p>-1,1904761905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>
            <text:p>0,5</text:p>
          </table:table-cell>
          <table:table-cell table:style-name="ce5" table:formula="of:=1/(POWER([.A57];2)-1)" office:value-type="float" office:value="-1.33333333333332">
            <text:p>-1,3333333333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>
            <text:p>0,6</text:p>
          </table:table-cell>
          <table:table-cell table:style-name="ce5" table:formula="of:=1/(POWER([.A58];2)-1)" office:value-type="float" office:value="-1.56249999999997">
            <text:p>-1,5625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>
            <text:p>0,7</text:p>
          </table:table-cell>
          <table:table-cell table:style-name="ce5" table:formula="of:=1/(POWER([.A59];2)-1)" office:value-type="float" office:value="-1.96078431372544">
            <text:p>-1,9607843137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>
            <text:p>0,8</text:p>
          </table:table-cell>
          <table:table-cell table:style-name="ce5" table:formula="of:=1/(POWER([.A60];2)-1)" office:value-type="float" office:value="-2.77777777777766">
            <text:p>-2,7777777778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>
            <text:p>0,9</text:p>
          </table:table-cell>
          <table:table-cell table:style-name="ce5" table:formula="of:=1/(POWER([.A61];2)-1)" office:value-type="float" office:value="-5.26315789473635">
            <text:p>-5,2631578947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>
            <text:p>1</text:p>
          </table:table-cell>
          <table:table-cell table:style-name="ce5" table:formula="of:=1/(POWER([.A62];2)-1)" office:value-type="float" office:value="-50039995859672.2">
            <text:p>-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1.09999999999999">
            <text:p>1,1</text:p>
          </table:table-cell>
          <table:table-cell table:style-name="ce5" table:formula="of:=1/(POWER([.A63];2)-1)" office:value-type="float" office:value="4.76190476190526">
            <text:p>4,7619047619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>
            <text:p>1,2</text:p>
          </table:table-cell>
          <table:table-cell table:style-name="ce5" table:formula="of:=1/(POWER([.A64];2)-1)" office:value-type="float" office:value="2.2727272727274">
            <text:p>2,2727272727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>
            <text:p>1,3</text:p>
          </table:table-cell>
          <table:table-cell table:style-name="ce5" table:formula="of:=1/(POWER([.A65];2)-1)" office:value-type="float" office:value="1.44927536231889">
            <text:p>1,4492753623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>
            <text:p>1,4</text:p>
          </table:table-cell>
          <table:table-cell table:style-name="ce5" table:formula="of:=1/(POWER([.A66];2)-1)" office:value-type="float" office:value="1.0416666666667">
            <text:p>1,041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>
            <text:p>1,5</text:p>
          </table:table-cell>
          <table:table-cell table:style-name="ce5" table:formula="of:=1/(POWER([.A67];2)-1)" office:value-type="float" office:value="0.800000000000019">
            <text:p>0,8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>
            <text:p>1,6</text:p>
          </table:table-cell>
          <table:table-cell table:style-name="ce5" table:formula="of:=1/(POWER([.A68];2)-1)" office:value-type="float" office:value="0.641025641025654">
            <text:p>0,641025641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>
            <text:p>1,7</text:p>
          </table:table-cell>
          <table:table-cell table:style-name="ce5" table:formula="of:=1/(POWER([.A69];2)-1)" office:value-type="float" office:value="0.529100529100539">
            <text:p>0,5291005291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>
            <text:p>1,8</text:p>
          </table:table-cell>
          <table:table-cell table:style-name="ce5" table:formula="of:=1/(POWER([.A70];2)-1)" office:value-type="float" office:value="0.446428571428579">
            <text:p>0,4464285714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>
            <text:p>1,9</text:p>
          </table:table-cell>
          <table:table-cell table:style-name="ce5" table:formula="of:=1/(POWER([.A71];2)-1)" office:value-type="float" office:value="0.383141762452113">
            <text:p>0,3831417625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>
            <text:p>2</text:p>
          </table:table-cell>
          <table:table-cell table:style-name="ce5" table:formula="of:=1/(POWER([.A72];2)-1)" office:value-type="float" office:value="0.333333333333338">
            <text:p>0,3333333333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>
            <text:p>2,1</text:p>
          </table:table-cell>
          <table:table-cell table:style-name="ce5" table:formula="of:=1/(POWER([.A73];2)-1)" office:value-type="float" office:value="0.293255131964813">
            <text:p>0,293255132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>
            <text:p>2,2</text:p>
          </table:table-cell>
          <table:table-cell table:style-name="ce5" table:formula="of:=1/(POWER([.A74];2)-1)" office:value-type="float" office:value="0.26041666666667">
            <text:p>0,26041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>
            <text:p>2,3</text:p>
          </table:table-cell>
          <table:table-cell table:style-name="ce5" table:formula="of:=1/(POWER([.A75];2)-1)" office:value-type="float" office:value="0.233100233100236">
            <text:p>0,2331002331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>
            <text:p>2,4</text:p>
          </table:table-cell>
          <table:table-cell table:style-name="ce5" table:formula="of:=1/(POWER([.A76];2)-1)" office:value-type="float" office:value="0.210084033613447">
            <text:p>0,2100840336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>
            <text:p>2,5</text:p>
          </table:table-cell>
          <table:table-cell table:style-name="ce5" table:formula="of:=1/(POWER([.A77];2)-1)" office:value-type="float" office:value="0.190476190476192">
            <text:p>0,1904761905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>
            <text:p>2,6</text:p>
          </table:table-cell>
          <table:table-cell table:style-name="ce5" table:formula="of:=1/(POWER([.A78];2)-1)" office:value-type="float" office:value="0.173611111111113">
            <text:p>0,1736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>
            <text:p>2,7</text:p>
          </table:table-cell>
          <table:table-cell table:style-name="ce5" table:formula="of:=1/(POWER([.A79];2)-1)" office:value-type="float" office:value="0.15898251192369">
            <text:p>0,158982511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>
            <text:p>2,8</text:p>
          </table:table-cell>
          <table:table-cell table:style-name="ce5" table:formula="of:=1/(POWER([.A80];2)-1)" office:value-type="float" office:value="0.146198830409358">
            <text:p>0,1461988304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>
            <text:p>2,9</text:p>
          </table:table-cell>
          <table:table-cell table:style-name="ce5" table:formula="of:=1/(POWER([.A81];2)-1)" office:value-type="float" office:value="0.134952766531715">
            <text:p>0,134952766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>
            <text:p>3</text:p>
          </table:table-cell>
          <table:table-cell table:style-name="ce5" table:formula="of:=1/(POWER([.A82];2)-1)" office:value-type="float" office:value="0.125000000000001">
            <text:p>0,125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>
            <text:p>3,1</text:p>
          </table:table-cell>
          <table:table-cell table:style-name="ce5" table:formula="of:=1/(POWER([.A83];2)-1)" office:value-type="float" office:value="0.116144018583044">
            <text:p>0,1161440186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>
            <text:p>3,2</text:p>
          </table:table-cell>
          <table:table-cell table:style-name="ce5" table:formula="of:=1/(POWER([.A84];2)-1)" office:value-type="float" office:value="0.108225108225109">
            <text:p>0,1082251082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>
            <text:p>3,3</text:p>
          </table:table-cell>
          <table:table-cell table:style-name="ce5" table:formula="of:=1/(POWER([.A85];2)-1)" office:value-type="float" office:value="0.101112234580385">
            <text:p>0,1011122346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>
            <text:p>3,4</text:p>
          </table:table-cell>
          <table:table-cell table:style-name="ce5" table:formula="of:=1/(POWER([.A86];2)-1)" office:value-type="float" office:value="0.0946969696969703">
            <text:p>0,094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>
            <text:p>3,5</text:p>
          </table:table-cell>
          <table:table-cell table:style-name="ce5" table:formula="of:=1/(POWER([.A87];2)-1)" office:value-type="float" office:value="0.0888888888888894">
            <text:p>0,0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>
            <text:p>3,6</text:p>
          </table:table-cell>
          <table:table-cell table:style-name="ce5" table:formula="of:=1/(POWER([.A88];2)-1)" office:value-type="float" office:value="0.0836120401337798">
            <text:p>0,0836120401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>
            <text:p>3,7</text:p>
          </table:table-cell>
          <table:table-cell table:style-name="ce5" table:formula="of:=1/(POWER([.A89];2)-1)" office:value-type="float" office:value="0.0788022064617814">
            <text:p>0,0788022065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>
            <text:p>3,8</text:p>
          </table:table-cell>
          <table:table-cell table:style-name="ce5" table:formula="of:=1/(POWER([.A90];2)-1)" office:value-type="float" office:value="0.0744047619047623">
            <text:p>0,0744047619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>
            <text:p>3,9</text:p>
          </table:table-cell>
          <table:table-cell table:style-name="ce5" table:formula="of:=1/(POWER([.A91];2)-1)" office:value-type="float" office:value="0.070372976776918">
            <text:p>0,070372976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>
            <text:p>4</text:p>
          </table:table-cell>
          <table:table-cell table:style-name="ce5" table:formula="of:=1/(POWER([.A92];2)-1)" office:value-type="float" office:value="0.066666666666667">
            <text:p>0,0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>
            <text:p>4,1</text:p>
          </table:table-cell>
          <table:table-cell table:style-name="ce5" table:formula="of:=1/(POWER([.A93];2)-1)" office:value-type="float" office:value="0.063251106894371">
            <text:p>0,0632511069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>
            <text:p>4,2</text:p>
          </table:table-cell>
          <table:table-cell table:style-name="ce5" table:formula="of:=1/(POWER([.A94];2)-1)" office:value-type="float" office:value="0.0600961538461541">
            <text:p>0,0600961538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>
            <text:p>4,3</text:p>
          </table:table-cell>
          <table:table-cell table:style-name="ce5" table:formula="of:=1/(POWER([.A95];2)-1)" office:value-type="float" office:value="0.0571755288736424">
            <text:p>0,0571755289</text:p>
          </table:table-cell>
          <table:table-cell table:number-columns-repeated="1022"/>
        </table:table-row>
        <table:table-row table:style-name="ro1">
          <table:table-cell table:style-name="ce5" office:value-type="float" office:value="4.4">
            <text:p>4,4</text:p>
          </table:table-cell>
          <table:table-cell table:style-name="ce5" table:formula="of:=1/(POWER([.A96];2)-1)" office:value-type="float" office:value="0.0544662309368192">
            <text:p>0,054466230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>
            <text:p>4,5</text:p>
          </table:table-cell>
          <table:table-cell table:style-name="ce5" table:formula="of:=1/(POWER([.A97];2)-1)" office:value-type="float" office:value="0.0519480519480522">
            <text:p>0,0519480519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>
            <text:p>4,6</text:p>
          </table:table-cell>
          <table:table-cell table:style-name="ce5" table:formula="of:=1/(POWER([.A98];2)-1)" office:value-type="float" office:value="0.0496031746031748">
            <text:p>0,0496031746</text:p>
          </table:table-cell>
          <table:table-cell table:number-columns-repeated="1022"/>
        </table:table-row>
        <table:table-row table:style-name="ro1">
          <table:table-cell table:style-name="ce5" office:value-type="float" office:value="4.7">
            <text:p>4,7</text:p>
          </table:table-cell>
          <table:table-cell table:style-name="ce5" table:formula="of:=1/(POWER([.A99];2)-1)" office:value-type="float" office:value="0.0474158368895211">
            <text:p>0,0474158369</text:p>
          </table:table-cell>
          <table:table-cell table:number-columns-repeated="1022"/>
        </table:table-row>
        <table:table-row table:style-name="ro1">
          <table:table-cell table:style-name="ce5" office:value-type="float" office:value="4.8">
            <text:p>4,8</text:p>
          </table:table-cell>
          <table:table-cell table:style-name="ce5" table:formula="of:=1/(POWER([.A100];2)-1)" office:value-type="float" office:value="0.0453720508166969">
            <text:p>0,0453720508</text:p>
          </table:table-cell>
          <table:table-cell table:number-columns-repeated="1022"/>
        </table:table-row>
        <table:table-row table:style-name="ro1">
          <table:table-cell table:style-name="ce5" office:value-type="float" office:value="4.9">
            <text:p>4,9</text:p>
          </table:table-cell>
          <table:table-cell table:style-name="ce5" table:formula="of:=1/(POWER([.A101];2)-1)" office:value-type="float" office:value="0.0434593654932638">
            <text:p>0,0434593655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>
            <text:p>5</text:p>
          </table:table-cell>
          <table:table-cell table:style-name="ce5" table:formula="of:=1/(POWER([.A102];2)-1)" office:value-type="float" office:value="0.0416666666666668">
            <text:p>0,041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4. Matematyczne II" table:style-name="ta4">
        <office:forms form:automatic-focus="false" form:apply-design-mode="false"/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>
            <text:p>x</text:p>
          </table:table-cell>
          <table:table-cell table:style-name="ce6" office:value-type="string">
            <text:p>y = sin(x)</text:p>
          </table:table-cell>
          <table:table-cell table:style-name="ce6" office:value-type="string">
            <text:p>y = sin(3x)</text:p>
          </table:table-cell>
          <table:table-cell table:style-name="ce6" office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>
            <text:p>-3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5">
            <text:p>-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0">
            <text:p>-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5">
            <text:p>-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0">
            <text:p>-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5">
            <text:p>-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0">
            <text:p>-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5">
            <text:p>-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0">
            <text:p>-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5">
            <text:p>-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0">
            <text:p>-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5">
            <text:p>-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0">
            <text:p>-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5">
            <text:p>-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0">
            <text:p>-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5">
            <text:p>-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0">
            <text:p>-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5">
            <text:p>-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0">
            <text:p>-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5">
            <text:p>-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0">
            <text:p>-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5">
            <text:p>-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0">
            <text:p>-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5">
            <text:p>-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0">
            <text:p>-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5">
            <text:p>-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0">
            <text:p>-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5">
            <text:p>-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0">
            <text:p>-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5">
            <text:p>-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0">
            <text:p>-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5">
            <text:p>-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0">
            <text:p>-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5">
            <text:p>-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0">
            <text:p>-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5">
            <text:p>-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0">
            <text:p>-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5">
            <text:p>-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0">
            <text:p>-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5">
            <text:p>-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0">
            <text:p>-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5">
            <text:p>-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0">
            <text:p>-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5">
            <text:p>-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0">
            <text:p>-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5">
            <text:p>-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0">
            <text:p>-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5">
            <text:p>-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0">
            <text:p>-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5">
            <text:p>-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0">
            <text:p>-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5">
            <text:p>-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0">
            <text:p>-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5">
            <text:p>-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0">
            <text:p>-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5">
            <text:p>-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0">
            <text:p>-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5">
            <text:p>-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0">
            <text:p>-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5">
            <text:p>-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0">
            <text:p>-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5">
            <text:p>-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0">
            <text:p>-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5">
            <text:p>-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0">
            <text:p>-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">
            <text:p>-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">
            <text:p>-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">
            <text:p>-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">
            <text:p>-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">
            <text:p>-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">
            <text:p>-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">
            <text:p>-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">
            <text:p>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">
            <text:p>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0">
            <text:p>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5">
            <text:p>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0">
            <text:p>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5">
            <text:p>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0">
            <text:p>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5">
            <text:p>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0">
            <text:p>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5">
            <text:p>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0">
            <text:p>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5">
            <text:p>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0">
            <text:p>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5">
            <text:p>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5">
            <text:p>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0">
            <text:p>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5">
            <text:p>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0">
            <text:p>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5">
            <text:p>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0">
            <text:p>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5">
            <text:p>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0">
            <text:p>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5">
            <text:p>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0">
            <text:p>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5">
            <text:p>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0">
            <text:p>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5">
            <text:p>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0">
            <text:p>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5">
            <text:p>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0">
            <text:p>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5">
            <text:p>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0">
            <text:p>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5">
            <text:p>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0">
            <text:p>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5">
            <text:p>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0">
            <text:p>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5">
            <text:p>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0">
            <text:p>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5">
            <text:p>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0">
            <text:p>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5">
            <text:p>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0">
            <text:p>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5">
            <text:p>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0">
            <text:p>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5">
            <text:p>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0">
            <text:p>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5">
            <text:p>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0">
            <text:p>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5">
            <text:p>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0">
            <text:p>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5">
            <text:p>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0">
            <text:p>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5">
            <text:p>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0">
            <text:p>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5">
            <text:p>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0">
            <text:p>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5">
            <text:p>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0">
            <text:p>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5">
            <text:p>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0">
            <text:p>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5">
            <text:p>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0">
            <text:p>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5">
            <text:p>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0">
            <text:p>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5">
            <text:p>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60">
            <text:p>360</text:p>
          </table:table-cell>
          <table:table-cell table:style-name="ce5" table:number-columns-repeated="3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5. Pomiary" table:style-name="ta5">
        <office:forms form:automatic-focus="false" form:apply-design-mode="false"/>
        <table:table-column table:style-name="co3" table:number-columns-repeated="1024" table:default-cell-style-name="ce3"/>
        <table:table-row table:style-name="ro1"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>
            <draw:frame table:end-cell-address="'5. Pomiary'.L18" table:end-x="0.854cm" table:end-y="0.137cm" draw:z-index="0" draw:style-name="gr1" draw:text-style-name="P1" svg:width="15.999cm" svg:height="8.999cm" svg:x="0.101cm" svg:y="0.1cm">
              <draw:object draw:notify-on-update-of-ranges="'5. Pomiary'.A1:'5. Pomiary'.A1 '5. Pomiary'.A2:'5. Pomiary'.A32 '5. Pomiary'.B1:'5. Pomiary'.B1 '5. Pomiary'.B2:'5. Pomiary'.B3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5" office:value-type="float" office:value="1.92407596103626">
            <text:p>1,924075961</text:p>
          </table:table-cell>
          <table:table-cell table:number-columns-repeated="1022"/>
        </table:table-row>
        <table:table-row table:style-name="ro1">
          <table:table-cell table:style-name="ce5" office:value-type="float" office:value="0.1">
            <text:p>0,1</text:p>
          </table:table-cell>
          <table:table-cell table:style-name="ce5" office:value-type="float" office:value="1.95221925969246">
            <text:p>1,9522192597</text:p>
          </table:table-cell>
          <table:table-cell table:number-columns-repeated="1022"/>
        </table:table-row>
        <table:table-row table:style-name="ro1">
          <table:table-cell table:style-name="ce5" office:value-type="float" office:value="0.2">
            <text:p>0,2</text:p>
          </table:table-cell>
          <table:table-cell table:style-name="ce5" office:value-type="float" office:value="2.28347800786909">
            <text:p>2,2834780079</text:p>
          </table:table-cell>
          <table:table-cell table:number-columns-repeated="1022"/>
        </table:table-row>
        <table:table-row table:style-name="ro1">
          <table:table-cell table:style-name="ce5" office:value-type="float" office:value="0.3">
            <text:p>0,3</text:p>
          </table:table-cell>
          <table:table-cell table:style-name="ce5" office:value-type="float" office:value="2.63040483190159">
            <text:p>2,6304048319</text:p>
          </table:table-cell>
          <table:table-cell table:number-columns-repeated="1022"/>
        </table:table-row>
        <table:table-row table:style-name="ro1">
          <table:table-cell table:style-name="ce5" office:value-type="float" office:value="0.4">
            <text:p>0,4</text:p>
          </table:table-cell>
          <table:table-cell table:style-name="ce5" office:value-type="float" office:value="3.44787609620402">
            <text:p>3,4478760962</text:p>
          </table:table-cell>
          <table:table-cell table:number-columns-repeated="1022"/>
        </table:table-row>
        <table:table-row table:style-name="ro1">
          <table:table-cell table:style-name="ce5" office:value-type="float" office:value="0.5">
            <text:p>0,5</text:p>
          </table:table-cell>
          <table:table-cell table:style-name="ce5" office:value-type="float" office:value="3.70257666832636">
            <text:p>3,7025766683</text:p>
          </table:table-cell>
          <table:table-cell table:number-columns-repeated="1022"/>
        </table:table-row>
        <table:table-row table:style-name="ro1">
          <table:table-cell table:style-name="ce5" office:value-type="float" office:value="0.6">
            <text:p>0,6</text:p>
          </table:table-cell>
          <table:table-cell table:style-name="ce5" office:value-type="float" office:value="4.07335103227285">
            <text:p>4,0733510323</text:p>
          </table:table-cell>
          <table:table-cell table:number-columns-repeated="1022"/>
        </table:table-row>
        <table:table-row table:style-name="ro1">
          <table:table-cell table:style-name="ce5" office:value-type="float" office:value="0.7">
            <text:p>0,7</text:p>
          </table:table-cell>
          <table:table-cell table:style-name="ce5" office:value-type="float" office:value="3.7564588807235">
            <text:p>3,7564588807</text:p>
          </table:table-cell>
          <table:table-cell table:number-columns-repeated="1022"/>
        </table:table-row>
        <table:table-row table:style-name="ro1">
          <table:table-cell table:style-name="ce5" office:value-type="float" office:value="0.8">
            <text:p>0,8</text:p>
          </table:table-cell>
          <table:table-cell table:style-name="ce5" office:value-type="float" office:value="4.30576835584167">
            <text:p>4,3057683558</text:p>
          </table:table-cell>
          <table:table-cell table:number-columns-repeated="1022"/>
        </table:table-row>
        <table:table-row table:style-name="ro1">
          <table:table-cell table:style-name="ce5" office:value-type="float" office:value="0.9">
            <text:p>0,9</text:p>
          </table:table-cell>
          <table:table-cell table:style-name="ce5" office:value-type="float" office:value="3.50570908290721">
            <text:p>3,5057090829</text:p>
          </table:table-cell>
          <table:table-cell table:number-columns-repeated="102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3.74797128376499">
            <text:p>3,7479712838</text:p>
          </table:table-cell>
          <table:table-cell table:number-columns-repeated="1022"/>
        </table:table-row>
        <table:table-row table:style-name="ro1">
          <table:table-cell table:style-name="ce5" office:value-type="float" office:value="1.1">
            <text:p>1,1</text:p>
          </table:table-cell>
          <table:table-cell table:style-name="ce5" office:value-type="float" office:value="4.20006720943046">
            <text:p>4,2000672094</text:p>
          </table:table-cell>
          <table:table-cell table:number-columns-repeated="1022"/>
        </table:table-row>
        <table:table-row table:style-name="ro1">
          <table:table-cell table:style-name="ce5" office:value-type="float" office:value="1.2">
            <text:p>1,2</text:p>
          </table:table-cell>
          <table:table-cell table:style-name="ce5" office:value-type="float" office:value="4.21969823470302">
            <text:p>4,2196982347</text:p>
          </table:table-cell>
          <table:table-cell table:number-columns-repeated="1022"/>
        </table:table-row>
        <table:table-row table:style-name="ro1">
          <table:table-cell table:style-name="ce5" office:value-type="float" office:value="1.3">
            <text:p>1,3</text:p>
          </table:table-cell>
          <table:table-cell table:style-name="ce5" office:value-type="float" office:value="3.99089437986102">
            <text:p>3,9908943799</text:p>
          </table:table-cell>
          <table:table-cell table:number-columns-repeated="1022"/>
        </table:table-row>
        <table:table-row table:style-name="ro1">
          <table:table-cell table:style-name="ce5" office:value-type="float" office:value="1.4">
            <text:p>1,4</text:p>
          </table:table-cell>
          <table:table-cell table:style-name="ce5" office:value-type="float" office:value="3.8694447276792">
            <text:p>3,8694447277</text:p>
          </table:table-cell>
          <table:table-cell table:number-columns-repeated="1022"/>
        </table:table-row>
        <table:table-row table:style-name="ro1">
          <table:table-cell table:style-name="ce5" office:value-type="float" office:value="1.5">
            <text:p>1,5</text:p>
          </table:table-cell>
          <table:table-cell table:style-name="ce5" office:value-type="float" office:value="3.90854538332002">
            <text:p>3,9085453833</text:p>
          </table:table-cell>
          <table:table-cell table:number-columns-repeated="1022"/>
        </table:table-row>
        <table:table-row table:style-name="ro1">
          <table:table-cell table:style-name="ce5" office:value-type="float" office:value="1.6">
            <text:p>1,6</text:p>
          </table:table-cell>
          <table:table-cell table:style-name="ce5" office:value-type="float" office:value="3.14649051606558">
            <text:p>3,1464905161</text:p>
          </table:table-cell>
          <table:table-cell table:number-columns-repeated="1022"/>
        </table:table-row>
        <table:table-row table:style-name="ro1">
          <table:table-cell table:style-name="ce5" office:value-type="float" office:value="1.7">
            <text:p>1,7</text:p>
          </table:table-cell>
          <table:table-cell table:style-name="ce5" office:value-type="float" office:value="2.97821189446152">
            <text:p>2,9782118945</text:p>
          </table:table-cell>
          <table:table-cell table:number-columns-repeated="1022"/>
        </table:table-row>
        <table:table-row table:style-name="ro1">
          <table:table-cell table:style-name="ce5" office:value-type="float" office:value="1.8">
            <text:p>1,8</text:p>
          </table:table-cell>
          <table:table-cell table:style-name="ce5" office:value-type="float" office:value="2.95795439531715">
            <text:p>2,9579543953</text:p>
          </table:table-cell>
          <table:table-cell table:number-columns-repeated="1022"/>
        </table:table-row>
        <table:table-row table:style-name="ro1">
          <table:table-cell table:style-name="ce5" office:value-type="float" office:value="1.9">
            <text:p>1,9</text:p>
          </table:table-cell>
          <table:table-cell table:style-name="ce5" office:value-type="float" office:value="2.29156095248961">
            <text:p>2,2915609525</text:p>
          </table:table-cell>
          <table:table-cell table:number-columns-repeated="1022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5" office:value-type="float" office:value="1.71967745788394">
            <text:p>1,7196774579</text:p>
          </table:table-cell>
          <table:table-cell table:number-columns-repeated="1022"/>
        </table:table-row>
        <table:table-row table:style-name="ro1">
          <table:table-cell table:style-name="ce5" office:value-type="float" office:value="2.1">
            <text:p>2,1</text:p>
          </table:table-cell>
          <table:table-cell table:style-name="ce5" office:value-type="float" office:value="1.34314123168743">
            <text:p>1,3431412317</text:p>
          </table:table-cell>
          <table:table-cell table:number-columns-repeated="1022"/>
        </table:table-row>
        <table:table-row table:style-name="ro1">
          <table:table-cell table:style-name="ce5" office:value-type="float" office:value="2.2">
            <text:p>2,2</text:p>
          </table:table-cell>
          <table:table-cell table:style-name="ce5" office:value-type="float" office:value="0.723510780611676">
            <text:p>0,7235107806</text:p>
          </table:table-cell>
          <table:table-cell table:number-columns-repeated="1022"/>
        </table:table-row>
        <table:table-row table:style-name="ro1">
          <table:table-cell table:style-name="ce5" office:value-type="float" office:value="2.3">
            <text:p>2,3</text:p>
          </table:table-cell>
          <table:table-cell table:style-name="ce5" office:value-type="float" office:value="0.848259112569072">
            <text:p>0,8482591126</text:p>
          </table:table-cell>
          <table:table-cell table:number-columns-repeated="1022"/>
        </table:table-row>
        <table:table-row table:style-name="ro1">
          <table:table-cell table:style-name="ce5" office:value-type="float" office:value="2.4">
            <text:p>2,4</text:p>
          </table:table-cell>
          <table:table-cell table:style-name="ce5" office:value-type="float" office:value="-0.0524148924599068">
            <text:p>-0,0524148925</text:p>
          </table:table-cell>
          <table:table-cell table:number-columns-repeated="1022"/>
        </table:table-row>
        <table:table-row table:style-name="ro1">
          <table:table-cell table:style-name="ce5" office:value-type="float" office:value="2.5">
            <text:p>2,5</text:p>
          </table:table-cell>
          <table:table-cell table:style-name="ce5" office:value-type="float" office:value="-0.709962428520101">
            <text:p>-0,7099624285</text:p>
          </table:table-cell>
          <table:table-cell table:number-columns-repeated="1022"/>
        </table:table-row>
        <table:table-row table:style-name="ro1">
          <table:table-cell table:style-name="ce5" office:value-type="float" office:value="2.6">
            <text:p>2,6</text:p>
          </table:table-cell>
          <table:table-cell table:style-name="ce5" office:value-type="float" office:value="-0.944883169419674">
            <text:p>-0,9448831694</text:p>
          </table:table-cell>
          <table:table-cell table:number-columns-repeated="1022"/>
        </table:table-row>
        <table:table-row table:style-name="ro1">
          <table:table-cell table:style-name="ce5" office:value-type="float" office:value="2.7">
            <text:p>2,7</text:p>
          </table:table-cell>
          <table:table-cell table:style-name="ce5" office:value-type="float" office:value="-1.96973486215718">
            <text:p>-1,9697348622</text:p>
          </table:table-cell>
          <table:table-cell table:number-columns-repeated="1022"/>
        </table:table-row>
        <table:table-row table:style-name="ro1">
          <table:table-cell table:style-name="ce5" office:value-type="float" office:value="2.8">
            <text:p>2,8</text:p>
          </table:table-cell>
          <table:table-cell table:style-name="ce5" office:value-type="float" office:value="-2.27204639230627">
            <text:p>-2,2720463923</text:p>
          </table:table-cell>
          <table:table-cell table:number-columns-repeated="1022"/>
        </table:table-row>
        <table:table-row table:style-name="ro1">
          <table:table-cell table:style-name="ce5" office:value-type="float" office:value="2.9">
            <text:p>2,9</text:p>
          </table:table-cell>
          <table:table-cell table:style-name="ce5" office:value-type="float" office:value="-3.53501884565387">
            <text:p>-3,5350188457</text:p>
          </table:table-cell>
          <table:table-cell table:number-columns-repeated="102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office:value-type="float" office:value="-4.03215207991004">
            <text:p>-4,0321520799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6. Nazwiska" table:style-name="ta6">
        <office:forms form:automatic-focus="false" form:apply-design-mode="false"/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>
            <text:p>Nazwisko</text:p>
          </table:table-cell>
          <table:table-cell table:style-name="ce6" office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Janik</text:p>
          </table:table-cell>
          <table:table-cell table:style-name="ce5" office:value-type="float" office:value="24773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Musiał</text:p>
          </table:table-cell>
          <table:table-cell table:style-name="ce5" office:value-type="float" office:value="23130">
            <text:p>23130</text:p>
          </table:table-cell>
          <table:table-cell table:number-columns-repeated="3"/>
          <table:table-cell>
            <draw:frame table:end-cell-address="'6. Nazwiska'.U30" table:end-x="1.188cm" table:end-y="0.264cm" draw:z-index="0" draw:style-name="gr1" draw:text-style-name="P1" svg:width="26.081cm" svg:height="14.146cm" svg:x="0.517cm" svg:y="0.352cm">
              <draw:object draw:notify-on-update-of-ranges="'6. Nazwiska'.A1:'6. Nazwiska'.A1 '6. Nazwiska'.A2:'6. Nazwiska'.A9 '6. Nazwiska'.B1:'6. Nazwiska'.B1 '6. Nazwiska'.B2:'6. Nazwiska'.B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5" office:value-type="string">
            <text:p>Wawrzyniak</text:p>
          </table:table-cell>
          <table:table-cell table:style-name="ce5" office:value-type="float" office:value="21569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Nowak</text:p>
          </table:table-cell>
          <table:table-cell table:style-name="ce5" office:value-type="float" office:value="205536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Wiśniewski</text:p>
          </table:table-cell>
          <table:table-cell table:style-name="ce5" office:value-type="float" office:value="52422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Erat</text:p>
          </table:table-cell>
          <table:table-cell table:style-name="ce5" office:value-type="float" office:value="35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Erad</text:p>
          </table:table-cell>
          <table:table-cell table:style-name="ce5"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Kołodziejczyk</text:p>
          </table:table-cell>
          <table:table-cell table:style-name="ce5" office:value-type="float" office:value="23115">
            <text:p>23115</text:p>
          </table:table-cell>
          <table:table-cell table:number-columns-repeated="1022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8"/>
          <table:table-cell table:style-name="ce8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>
            <text:p>Klasa</text:p>
          </table:table-cell>
          <table:table-cell table:style-name="ce1" office:value-type="string">
            <text:p>Średnia ocen</text:p>
          </table:table-cell>
          <table:table-cell table:style-name="ce1" office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1A</text:p>
          </table:table-cell>
          <table:table-cell table:style-name="ce5" table:formula="of:=ROUND(RAND()*5+1;2)" office:value-type="float" office:value="2.3">
            <text:p>2,3</text:p>
          </table:table-cell>
          <table:table-cell table:style-name="ce9" table:formula="of:=RAND()*0.5+0.5" office:value-type="percentage" office:value="0.932717153220438">
            <text:p>93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1B</text:p>
          </table:table-cell>
          <table:table-cell table:style-name="ce5" table:formula="of:=ROUND(RAND()*5+1;2)" office:value-type="float" office:value="3.68">
            <text:p>3,68</text:p>
          </table:table-cell>
          <table:table-cell table:style-name="ce9" table:formula="of:=RAND()*0.5+0.5" office:value-type="percentage" office:value="0.633695898577571">
            <text:p>63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1C</text:p>
          </table:table-cell>
          <table:table-cell table:style-name="ce5" table:formula="of:=ROUND(RAND()*5+1;2)" office:value-type="float" office:value="3.56">
            <text:p>3,56</text:p>
          </table:table-cell>
          <table:table-cell table:style-name="ce9" table:formula="of:=RAND()*0.5+0.5" office:value-type="percentage" office:value="0.961867965990678">
            <text:p>96%</text:p>
          </table:table-cell>
          <table:table-cell table:number-columns-repeated="2"/>
          <table:table-cell>
            <draw:frame table:end-cell-address="'7. Klasyfikacja'.Q23" table:end-x="1.613cm" table:end-y="0.381cm" draw:z-index="0" draw:style-name="gr1" draw:text-style-name="P1" svg:width="19.44cm" svg:height="10.222cm" svg:x="0.807cm" svg:y="0.176cm">
              <draw:object draw:notify-on-update-of-ranges="'7. Klasyfikacja'.A1:'7. Klasyfikacja'.A1 '7. Klasyfikacja'.A2:'7. Klasyfikacja'.A11 '7. Klasyfikacja'.B1:'7. Klasyfikacja'.B1 '7. Klasyfikacja'.B2:'7. Klasyfikacja'.B11 '7. Klasyfikacja'.C1:'7. Klasyfikacja'.C1 '7. Klasyfikacja'.C2:'7. Klasyfikacja'.C1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5" office:value-type="string">
            <text:p>1D</text:p>
          </table:table-cell>
          <table:table-cell table:style-name="ce5" table:formula="of:=ROUND(RAND()*5+1;2)" office:value-type="float" office:value="4.07">
            <text:p>4,07</text:p>
          </table:table-cell>
          <table:table-cell table:style-name="ce9" table:formula="of:=RAND()*0.5+0.5" office:value-type="percentage" office:value="0.528619317803532">
            <text:p>53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1E</text:p>
          </table:table-cell>
          <table:table-cell table:style-name="ce5" table:formula="of:=ROUND(RAND()*5+1;2)" office:value-type="float" office:value="5.93">
            <text:p>5,93</text:p>
          </table:table-cell>
          <table:table-cell table:style-name="ce9" table:formula="of:=RAND()*0.5+0.5" office:value-type="percentage" office:value="0.716655307915062">
            <text:p>72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2A</text:p>
          </table:table-cell>
          <table:table-cell table:style-name="ce5" table:formula="of:=ROUND(RAND()*5+1;2)" office:value-type="float" office:value="5.34">
            <text:p>5,34</text:p>
          </table:table-cell>
          <table:table-cell table:style-name="ce9" table:formula="of:=RAND()*0.5+0.5" office:value-type="percentage" office:value="0.511838608654216">
            <text:p>51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2B</text:p>
          </table:table-cell>
          <table:table-cell table:style-name="ce5" table:formula="of:=ROUND(RAND()*5+1;2)" office:value-type="float" office:value="3.8">
            <text:p>3,8</text:p>
          </table:table-cell>
          <table:table-cell table:style-name="ce9" table:formula="of:=RAND()*0.5+0.5" office:value-type="percentage" office:value="0.5045787144918">
            <text:p>50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2C</text:p>
          </table:table-cell>
          <table:table-cell table:style-name="ce5" table:formula="of:=ROUND(RAND()*5+1;2)" office:value-type="float" office:value="5.57">
            <text:p>5,57</text:p>
          </table:table-cell>
          <table:table-cell table:style-name="ce9" table:formula="of:=RAND()*0.5+0.5" office:value-type="percentage" office:value="0.786163928802125">
            <text:p>79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2D</text:p>
          </table:table-cell>
          <table:table-cell table:style-name="ce5" table:formula="of:=ROUND(RAND()*5+1;2)" office:value-type="float" office:value="1.66">
            <text:p>1,66</text:p>
          </table:table-cell>
          <table:table-cell table:style-name="ce9" table:formula="of:=RAND()*0.5+0.5" office:value-type="percentage" office:value="0.792910871328786">
            <text:p>79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2E</text:p>
          </table:table-cell>
          <table:table-cell table:style-name="ce5" table:formula="of:=ROUND(RAND()*5+1;2)" office:value-type="float" office:value="5.47">
            <text:p>5,47</text:p>
          </table:table-cell>
          <table:table-cell table:style-name="ce9" table:formula="of:=RAND()*0.5+0.5" office:value-type="percentage" office:value="0.812387574114837">
            <text:p>81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8000" number:language="pl" number:country="PL">
      <number:number number:min-integer-digits="1"/>
    </number:number-style>
    <number:percentage-style style:name="N8010" number:language="pl" number:country="PL">
      <number:number number:decimal-places="0" number:min-integer-digits="1"/>
      <number:text>%</number:text>
    </number:percentage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0" number:min-integer-digits="1" number:grouping="true"/>
      <number:text> zł</number:text>
    </number:number-style>
    <number:number-style style:name="N8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9P0"/>
    </number:number-style>
    <number:number-style style:name="N8111P0" style:volatile="true" number:language="pl" number:country="PL">
      <number:number number:decimal-places="2" number:min-integer-digits="1" number:grouping="true"/>
      <number:text> zł</number:text>
    </number:number-style>
    <number:number-style style:name="N8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1P0"/>
    </number:number-style>
    <number:number-style style:name="N8112P0" style:volatile="true" number:language="pl" number:country="PL">
      <number:number number:decimal-places="2" number:min-integer-digits="1" number:grouping="true"/>
      <number:text> zł</number:text>
    </number:number-style>
    <number:number-style style:name="N8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2P0"/>
    </number:number-style>
    <number:date-style style:name="N8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4" number:language="pl" number:country="PL">
      <number:day number:style="long"/>
      <number:text>-</number:text>
      <number:month number:textual="true"/>
    </number:date-style>
    <number:date-style style:name="N8115" number:language="pl" number:country="PL">
      <number:month number:textual="true"/>
      <number:text>-</number:text>
      <number:year/>
    </number:date-style>
    <number:time-style style:name="N8116" number:language="pl" number:country="PL">
      <number:hours/>
      <number:text>:</number:text>
      <number:minutes number:style="long"/>
      <number:text> </number:text>
      <number:am-pm/>
    </number:time-style>
    <number:time-style style:name="N8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9P0" style:volatile="true" number:language="pl" number:country="PL">
      <number:number number:decimal-places="0" number:min-integer-digits="1" number:grouping="true"/>
      <number:text>     </number:text>
    </number:number-style>
    <number:number-style style:name="N8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2P0" style:volatile="true" number:language="pl" number:country="PL">
      <number:number number:decimal-places="2" number:min-integer-digits="1" number:grouping="true"/>
      <number:text>     </number:text>
    </number:number-style>
    <number:number-style style:name="N8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7P2" style:volatile="true" number:language="pl" number:country="PL">
      <number:text> -      </number:text>
    </number:number-style>
    <number:text-style style:name="N8127" number:language="pl" number:country="P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1P2" style:volatile="true" number:language="pl" number:country="PL">
      <number:text> - zł </number:text>
    </number:number-style>
    <number:text-style style:name="N8131" number:language="pl" number:country="P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35" number:language="pl" number:country="P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39" number:language="pl" number:country="PL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pl" number:country="PL">
      <number:minutes number:style="long"/>
      <number:text>:</number:text>
      <number:seconds number:style="long"/>
    </number:time-style>
    <number:time-style style:name="N8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pl" number:country="PL">
      <number:minutes number:style="long"/>
      <number:text>:</number:text>
      <number:seconds number:style="long" number:decimal-places="1"/>
    </number:time-style>
    <number:number-style style:name="N8143" number:language="pl" number:country="PL">
      <number:scientific-number number:decimal-places="1" number:min-integer-digits="3" number:min-exponent-digits="1"/>
    </number:number-style>
    <number:percentage-style style:name="N8144" number:language="pl" number:country="PL">
      <number:number number:decimal-places="1" number:min-integer-digits="1"/>
      <number:text>%</number:text>
    </number:percentage-style>
    <style:style style:name="Default" style:family="table-cel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17.12.2017</text:date>, <text:time>16:18:1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7T16:18:16.86</dc:date>
    <meta:generator>OpenOffice/4.1.4$Win32 OpenOffice.org_project/414m4$Build-9787</meta:generator>
    <meta:editing-duration>PT3H11M56S</meta:editing-duration>
    <meta:editing-cycles>31</meta:editing-cycles>
    <dc:creator>Kacper Szklennik</dc:creator>
    <meta:document-statistic meta:table-count="7" meta:cell-count="522" meta:object-count="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3" number:language="pl" number:country="PL">
      <number:number number:decimal-places="0" number:min-integer-digits="1" number:grouping="true"/>
    </number:number-style>
    <number:date-style style:name="N8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eeeeee"/>
    </style:style>
    <style:style style:name="ch2" style:family="chart">
      <style:graphic-properties svg:stroke-color="#99ff66"/>
      <style:text-properties fo:color="#006600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84">
      <style:chart-properties chart:display-label="true" chart:logarithmic="false" chart:minimum="41215" chart:maximum="41243" chart:reverse-direction="false" text:line-break="false" chart:link-data-style-to-source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003">
      <style:chart-properties chart:display-label="true" chart:logarithmic="false" chart:minimum="45000" chart:maximum="50000" chart:interval-major="1000" chart:reverse-direction="false" text:line-break="false" chart:link-data-style-to-source="false" chart:axis-position="0"/>
      <style:graphic-properties svg:stroke-color="#b3b3b3"/>
      <style:text-properties fo:color="#0000ff" fo:font-size="10pt" style:font-size-asian="10pt" style:font-size-complex="10pt"/>
    </style:style>
    <style:style style:name="ch8" style:family="chart" style:data-style-name="N800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ffff6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438cm" svg:height="11.64cm" xlink:href=".." xlink:type="simple" chart:class="chart:line" chart:style-name="ch1">
        <chart:title svg:x="11.9cm" svg:y="0.524cm" chart:style-name="ch2">
          <text:p>Indeks WIG</text:p>
        </chart:title>
        <chart:legend chart:legend-position="end" svg:x="23.295cm" svg:y="5.508cm" style:legend-expansion="high" chart:style-name="ch3"/>
        <chart:plot-area chart:style-name="ch4" table:cell-range-address="'1. Giełda'.A1:'1. Giełda'.B22" chart:data-source-has-labels="both" svg:x="0.978cm" svg:y="1.843cm" svg:width="21.261cm" svg:height="9.145cm">
          <chartooo:coordinate-region svg:x="2.261cm" svg:y="2.055cm" svg:width="19.978cm" svg:height="7.005cm"/>
          <chart:axis chart:dimension="x" chart:name="primary-x" chart:style-name="ch5" chartooo:axis-type="date">
            <chartooo:date-scale chart:base-time-unit="days" chart:major-interval-value="2" chart:major-interval-unit="days"/>
            <chart:categories table:cell-range-address="'1. Giełda'.A2:'1. Giełda'.A22"/>
            <chart:grid chart:class="major"/>
            <chart:grid chart:style-name="ch6" chart:class="minor"/>
          </chart:axis>
          <chart:axis chart:dimension="y" chart:name="primary-y" chart:style-name="ch7">
            <chart:grid chart:class="major"/>
            <chart:grid chart:style-name="ch6" chart:class="minor"/>
          </chart:axis>
          <chart:series chart:style-name="ch8" chart:values-cell-range-address="'1. Giełda'.B2:'1. Giełda'.B22" chart:label-cell-address="'1. Giełda'.B1:'1. Giełda'.B1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0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0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0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40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40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40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0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0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0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30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30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30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30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30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0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0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20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20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20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4$Build-978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number:number-style style:name="N8001" number:language="pl" number:country="PL">
      <number:number number:decimal-places="0" number:min-integer-digits="1"/>
    </number:number-style>
    <number:percentage-style style:name="N8144" number:language="pl" number:country="PL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-and-percentage" chart:data-label-text="true" chart:data-label-symbol="false"/>
    </style:style>
    <style:style style:name="ch5" style:family="chart" style:data-style-name="N800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1" style:percentage-data-style-name="N8144">
      <style:chart-properties chart:link-data-style-to-source="false" chart:data-label-number="value-and-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99cm" svg:height="10.291cm" xlink:href=".." xlink:type="simple" chart:class="chart:circle" chart:style-name="ch1">
        <chart:title svg:x="7.396cm" svg:y="0.341cm" chart:style-name="ch2">
          <text:p>Wybory samorządowe</text:p>
        </chart:title>
        <chart:legend chart:legend-position="end" svg:x="15.051cm" svg:y="4.047cm" style:legend-expansion="high" chart:style-name="ch3"/>
        <chart:plot-area chart:style-name="ch4" table:cell-range-address="'2. Wybory'.A1:'2. Wybory'.B5" chart:data-source-has-labels="both" svg:x="0.385cm" svg:y="1.53cm" svg:width="14.281cm" svg:height="8.556cm">
          <chartooo:coordinate-region svg:x="4.211cm" svg:y="2.85cm" svg:width="6.528cm" svg:height="6.528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4$Build-978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800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cm" svg:height="9.022cm" xlink:href=".." xlink:type="simple" chart:class="chart:scatter" chart:style-name="ch1">
        <chart:legend chart:legend-position="end" svg:x="14.491cm" svg:y="4.199cm" style:legend-expansion="high" chart:style-name="ch2"/>
        <chart:plot-area chart:style-name="ch3" table:cell-range-address="'3. Matematyczne I'.A1:'3. Matematyczne I'.B41 '3. Matematyczne I'.A43:'3. Matematyczne I'.B61 '3. Matematyczne I'.A63:'3. Matematyczne I'.B102" chart:data-source-has-labels="row" svg:x="0.83cm" svg:y="0.828cm" svg:width="13.076cm" svg:height="7.562cm">
          <chartooo:coordinate-region svg:x="0.976cm" svg:y="1.04cm" svg:width="12.836cm" svg:height="7.1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. Matematyczne I'.B2:'3. Matematyczne I'.B41 '3. Matematyczne I'.B43:'3. Matematyczne I'.B61 '3. Matematyczne I'.B63:'3. Matematyczne I'.B102" chart:label-cell-address="'3. Matematyczne I'.B1:'3. Matematyczne I'.B1" chart:class="chart:scatter">
            <chart:domain table:cell-range-address="'3. Matematyczne I'.A2:'3. Matematyczne I'.A41 '3. Matematyczne I'.A43:'3. Matematyczne I'.A61 '3. Matematyczne I'.A63:'3. Matematyczne I'.A102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 Kolumna A Kolumna A</text:p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41 '3. Matematyczne I'.A43:'3. Matematyczne I'.A61 '3. Matematyczne I'.A63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41 '3. Matematyczne I'.B43:'3. Matematyczne I'.B61 '3. Matematyczne I'.B63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4$Build-978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8000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6cm" svg:y="4.188cm" style:legend-expansion="high" chart:style-name="ch2"/>
        <chart:plot-area chart:style-name="ch3" table:cell-range-address="'5. Pomiary'.A1:'5. Pomiary'.B32" chart:data-source-has-labels="row" svg:x="0.77cm" svg:y="0.855cm" svg:width="13.65cm" svg:height="7.545cm">
          <chartooo:coordinate-region svg:x="1.312cm" svg:y="1.067cm" svg:width="12.868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Pomiary'.B2:'5. Pomiary'.B32" chart:label-cell-address="'5. Pomiary'.B1:'5. Pomiary'.B1" chart:class="chart:scatter">
            <chart:domain table:cell-range-address="'5. Pomiary'.A2:'5. Pomiary'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</text:p>
                <draw:g>
                  <svg:desc>'5. Pomiary'.B1:'5. Pomia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. Pomiary'.A2:'5. Pomiary'.A32</svg:desc>
                </draw:g>
              </table:table-cell>
              <table:table-cell office:value-type="float" office:value="1.92407596103626">
                <text:p>1.92407596103626</text:p>
                <draw:g>
                  <svg:desc>'5. Pomiary'.B2:'5. Pomiary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4$Build-978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0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5" style:family="chart" style:data-style-name="N800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00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082cm" svg:height="14.147cm" xlink:href=".." xlink:type="simple" chart:class="chart:bar" chart:style-name="ch1">
        <chart:title svg:x="12.071cm" svg:y="0.418cm" chart:style-name="ch2">
          <text:p>Częstość</text:p>
        </chart:title>
        <chart:plot-area chart:style-name="ch3" table:cell-range-address="'6. Nazwiska'.A1:'6. Nazwiska'.B9" chart:data-source-has-labels="both" svg:x="0.971cm" svg:y="2.043cm" svg:width="24.069cm" svg:height="11.402cm">
          <chartooo:coordinate-region svg:x="2.518cm" svg:y="2.255cm" svg:width="22.522cm" svg:height="8.873cm"/>
          <chart:axis chart:dimension="x" chart:name="primary-x" chart:style-name="ch4" chartooo:axis-type="auto">
            <chartooo:date-scale/>
            <chart:categories table:cell-range-address="'6. Nazwiska'.A2:'6. Nazwiska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6. Nazwiska'.B2:'6. Nazwiska'.B9" chart:label-cell-address="'6. Nazwiska'.B1:'6. Nazwiska'.B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ęstość</text:p>
                <draw:g>
                  <svg:desc>'6. Nazwiska'.B1:'6. Nazwisk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ik</text:p>
                <draw:g>
                  <svg:desc>'6. Nazwiska'.A2:'6. Nazwiska'.A9</svg:desc>
                </draw:g>
              </table:table-cell>
              <table:table-cell office:value-type="float" office:value="24773">
                <text:p>24773</text:p>
                <draw:g>
                  <svg:desc>'6. Nazwiska'.B2:'6. Nazwiska'.B9</svg:desc>
                </draw:g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4$Build-978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number:percentage-style style:name="N8010" number:language="pl" number:country="PL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01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800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801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441cm" svg:height="10.223cm" xlink:href=".." xlink:type="simple" chart:class="chart:bar" chart:style-name="ch1">
        <chart:legend svg:x="9.049cm" svg:y="2.007cm" style:legend-expansion="custom" chartooo:width="3.821cm" chartooo:height="1.304cm" style:legend-expansion-aspect-ratio="2.93021472392638" chart:style-name="ch2"/>
        <chart:plot-area chart:style-name="ch3" table:cell-range-address="'7. Klasyfikacja'.A1:'7. Klasyfikacja'.C11" chart:data-source-has-labels="both" svg:x="2.073cm" svg:y="1.794cm" svg:width="13.315cm" svg:height="8.449cm">
          <chartooo:coordinate-region svg:x="2.509cm" svg:y="2.007cm" svg:width="11.754cm" svg:height="7.563cm"/>
          <chart:axis chart:dimension="x" chart:name="primary-x" chart:style-name="ch4" chartooo:axis-type="auto">
            <chartooo:date-scale/>
            <chart:categories table:cell-range-address="'7. Klasyfikacja'.A2:'7. Klasyfikacja'.A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7. Klasyfikacja'.B2:'7. Klasyfikacja'.B11" chart:label-cell-address="'7. Klasyfikacja'.B1:'7. Klasyfikacja'.B1" chart:class="chart:bar">
            <chart:data-point chart:repeated="10"/>
          </chart:series>
          <chart:series chart:attached-axis="secondary-y" chart:style-name="ch9" chart:values-cell-range-address="'7. Klasyfikacja'.C2:'7. Klasyfikacja'.C11" chart:label-cell-address="'7. Klasyfikacja'.C1:'7. Klasyfikacja'.C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  <draw:g>
                  <svg:desc>'7. Klasyfikacja'.B1:'7. Klasyfikacja'.B1</svg:desc>
                </draw:g>
              </table:table-cell>
              <table:table-cell office:value-type="string">
                <text:p>Frekwencja</text:p>
                <draw:g>
                  <svg:desc>'7. Klasyfikacja'.C1:'7. Klasyfikacj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'7. Klasyfikacja'.A2:'7. Klasyfikacja'.A11</svg:desc>
                </draw:g>
              </table:table-cell>
              <table:table-cell office:value-type="float" office:value="2.3">
                <text:p>2.3</text:p>
                <draw:g>
                  <svg:desc>'7. Klasyfikacja'.B2:'7. Klasyfikacja'.B11</svg:desc>
                </draw:g>
              </table:table-cell>
              <table:table-cell office:value-type="float" office:value="0.932717153220438">
                <text:p>0.932717153220438</text:p>
                <draw:g>
                  <svg:desc>'7. Klasyfikacja'.C2:'7. Klasyfikacja'.C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3.68">
                <text:p>3.68</text:p>
              </table:table-cell>
              <table:table-cell office:value-type="float" office:value="0.633695898577571">
                <text:p>0.633695898577571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3.56">
                <text:p>3.56</text:p>
              </table:table-cell>
              <table:table-cell office:value-type="float" office:value="0.961867965990678">
                <text:p>0.961867965990678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4.07">
                <text:p>4.07</text:p>
              </table:table-cell>
              <table:table-cell office:value-type="float" office:value="0.528619317803532">
                <text:p>0.528619317803532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5.93">
                <text:p>5.93</text:p>
              </table:table-cell>
              <table:table-cell office:value-type="float" office:value="0.716655307915062">
                <text:p>0.716655307915062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5.34">
                <text:p>5.34</text:p>
              </table:table-cell>
              <table:table-cell office:value-type="float" office:value="0.511838608654216">
                <text:p>0.511838608654216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3.8">
                <text:p>3.8</text:p>
              </table:table-cell>
              <table:table-cell office:value-type="float" office:value="0.5045787144918">
                <text:p>0.5045787144918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5.57">
                <text:p>5.57</text:p>
              </table:table-cell>
              <table:table-cell office:value-type="float" office:value="0.786163928802125">
                <text:p>0.786163928802125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1.66">
                <text:p>1.66</text:p>
              </table:table-cell>
              <table:table-cell office:value-type="float" office:value="0.792910871328786">
                <text:p>0.792910871328786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5.47">
                <text:p>5.47</text:p>
              </table:table-cell>
              <table:table-cell office:value-type="float" office:value="0.812387574114837">
                <text:p>0.8123875741148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4$Build-978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